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20ec5e"/>
    </style:style>
    <style:style style:name="P3" style:family="paragraph" style:parent-style-name="Standard">
      <style:paragraph-properties fo:text-align="start" style:justify-single-word="false"/>
      <style:text-properties officeooo:paragraph-rsid="0028c713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c71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c713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64f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c852" style:font-weight-asian="bold" style:font-weight-complex="bold"/>
    </style:style>
    <style:style style:name="T5" style:family="text">
      <style:text-properties style:text-line-through-style="none" style:text-line-through-type="none" officeooo:rsid="001e4fce"/>
    </style:style>
    <style:style style:name="T6" style:family="text">
      <style:text-properties style:text-line-through-style="none" style:text-line-through-type="none" officeooo:rsid="0020ec5e"/>
    </style:style>
    <style:style style:name="T7" style:family="text">
      <style:text-properties officeooo:rsid="0023fb34"/>
    </style:style>
    <style:style style:name="T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8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<text:span text:style-name="T5">E</text:span><text:span text:style-name="T6">aster egg in RIO seat: </text:span>2 3 1 4 1 5 9 2 7 ENT <text:span text:style-name="T7">on KEYBOAR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9:28.974000000</dc:date>
    <meta:editing-duration>PT4H51M50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42" meta:character-count="155" meta:non-whitespace-character-count="122"/>
  </office:meta>
</office:document-meta>
</file>